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9CB263B159.png" manifest:media-type="image/png"/>
  <manifest:file-entry manifest:full-path="Pictures/100000000000048D0000022A79934A89.png" manifest:media-type="image/png"/>
  <manifest:file-entry manifest:full-path="Pictures/1000000000000316000001D895FE15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898cm" svg:height="12.485cm" svg:x="2.794cm" svg:y="6.311cm">
          <draw:image xlink:href="Pictures/1000000000000316000001D895FE15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3.313cm" svg:x="0cm" svg:y="2.54cm">
          <draw:image xlink:href="Pictures/100000000000048D0000022A79934A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8.623cm" svg:height="10.898cm" svg:x="1.524cm" svg:y="3.326cm">
          <draw:image xlink:href="Pictures/10000000000002C00000019CB263B1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17:07:53.256354719</meta:creation-date>
    <dc:date>2015-06-17T07:35:19.525145993</dc:date>
    <meta:editing-duration>PT3H31M51S</meta:editing-duration>
    <meta:editing-cycles>3</meta:editing-cycles>
    <meta:generator>LibreOffice/4.2.8.2$Linux_X86_64 LibreOffice_project/420m0$Build-2</meta:generator>
    <meta:document-statistic meta:object-count="30"/>
  </office:meta>
</office:document-meta>
</file>